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1.249cm" fo:margin-right="1.337cm" fo:text-align="center" style:justify-single-word="false" fo:text-indent="0cm" style:auto-text-indent="false"/>
      <style:text-properties style:font-name="Arial" fo:font-size="14pt" fo:font-weight="bold" style:font-size-asian="14pt" style:font-weight-asian="bold" style:font-name-complex="Arial" style:font-size-complex="14pt"/>
    </style:style>
    <style:style style:name="P2" style:family="paragraph" style:parent-style-name="Standard">
      <style:paragraph-properties fo:margin-left="1.501cm" fo:margin-right="1.337cm" fo:text-align="center" style:justify-single-word="false" fo:text-indent="0cm" style:auto-text-indent="false"/>
      <style:text-properties style:font-name="Arial" fo:font-size="14pt" fo:font-weight="bold" style:font-size-asian="14pt" style:font-weight-asian="bold" style:font-name-complex="Arial" style:font-size-complex="14pt"/>
    </style:style>
    <style:style style:name="P3" style:family="paragraph" style:parent-style-name="Standard">
      <style:paragraph-properties fo:margin-left="0cm" fo:margin-right="0.086cm" fo:line-height="150%" fo:text-align="justify" style:justify-single-word="false" fo:text-indent="0cm" style:auto-text-indent="false"/>
      <style:text-properties style:font-name="Arial" fo:font-size="12pt" style:font-size-asian="12pt" style:font-name-complex="Arial" style:font-size-complex="12pt"/>
    </style:style>
    <style:style style:name="P4" style:family="paragraph" style:parent-style-name="Standard">
      <style:paragraph-properties fo:margin-top="0cm" fo:margin-bottom="0.353cm" fo:line-height="115%" fo:text-align="start" style:justify-single-word="false" fo:orphans="2" fo:widows="2" style:writing-mode="lr-tb"/>
    </style:style>
    <style:style style:name="P5" style:family="paragraph" style:parent-style-name="Standard" style:master-page-name="Standard">
      <style:paragraph-properties fo:margin-left="1.249cm" fo:margin-right="1.337cm" fo:text-align="center" style:justify-single-word="false" fo:text-indent="0cm" style:auto-text-indent="false" style:page-number="auto"/>
      <style:text-properties style:font-name="Arial" fo:font-size="14pt" fo:font-weight="bold" style:font-size-asian="14pt" style:font-weight-asian="bold" style:font-name-complex="Arial" style:font-size-complex="14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Ficha Resumen</text:p>
      <text:p text:style-name="P2"/>
      <text:p text:style-name="P3">El desarrollo de proyecto de software en la actualidad se encuentra a cargo de un equipo de desarrolladores, como así tambien los administradores del proyecto. La comunicación entre los integrantes es esencial para el cumplimiento de los objetivos a alcanzar, para la coordinacion eficaz del equipo de trabajo y la determinacion de tiempo para las respectivas tareas asignadas.</text:p>
      <text:p text:style-name="P3">La dificultad de tratar con cada uno de los integrantes de forma personal aumenta según el numero que estos integran y aun mas si realizan sus trabajos a distancia, esto causa mala comprensión de las tareas a cumplir dentro del desarrollo de software. Provocando perdidas de tiempo que en el transcurso son esenciales para la culminación del proyecto.</text:p>
      <text:p text:style-name="P3">La mayoría de los sistemas de control de versiones no se encuentran integrados a un sistema que de a conocer las actividades que se realizan en cada uno de los repositorios que modifican cada integrante desarrollador, Así provocando conflictos a la hora de realizar actualizaciones en el repositorio remoto.</text:p>
      <text:p text:style-name="P3">El sistema de control de versiones GIT no es un aexcepcion a estos posibles problemas, debido a que cada integrante del grupo de desarrollo obtiene una copia idéntica del repositorio, el cual es una de las cualidades de los sistema de control de versiones distribuidos.</text:p>
      <text:p text:style-name="P3">Es por esto que surge la idea de aportar con una herramienta para facilitar las notificaciones de las acciones que se efectúan en los repositorios de trabajo, mediante un sistema web microblog y así poder reducir los conflictos e inconsistencias debido a las modificaciones de ficheros por varias personas no coordinadas, tambien se podrá registrar las listas de tareas asignadas a cada integrante perteneciente al repositorio de desarrollo.</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BO"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BO"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text-align="start" style:justify-single-word="false" fo:orphans="2" fo:widows="2" fo:hyphenation-ladder-count="no-limit" style:writing-mode="lr-tb"/>
      <style:text-properties style:use-window-font-color="true" style:font-name="Calibri" fo:font-size="11pt" fo:language="es" fo:country="BO"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pm1">
      <style:page-layout-properties fo:page-width="21.59cm" fo:page-height="27.94cm" style:num-format="1" style:print-orientation="portrait" fo:margin-top="2.501cm" fo:margin-bottom="2.501cm" fo:margin-left="3.501cm" fo:margin-right="2.501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ose_Nilton</meta:initial-creator>
    <meta:creation-date>2009-10-24T08:35:00</meta:creation-date>
    <dc:date>2009-12-14T07:09:05</dc:date>
    <meta:editing-cycles>3</meta:editing-cycles>
    <meta:editing-duration>PT4H0M9S</meta:editing-duration>
    <meta:user-defined meta:name="Información 1"/>
    <meta:user-defined meta:name="Información 2"/>
    <meta:user-defined meta:name="Información 3"/>
    <meta:user-defined meta:name="Información 4"/>
    <meta:document-statistic meta:table-count="0" meta:image-count="0" meta:object-count="0" meta:page-count="1" meta:paragraph-count="6" meta:word-count="280" meta:character-count="1758"/>
  </office:meta>
</office:document-meta>
</file>